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65.99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10.4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tps" table:style-name="ta1">
        <table:shapes>
          <draw:frame draw:z-index="0" draw:style-name="gr1" draw:text-style-name="P1" svg:width="159.99mm" svg:height="89.99mm" svg:x="0.9mm" svg:y="58.7mm">
            <loext:p draw:notify-on-update-of-ranges="10tps.B1:10tps.B1 10tps.B2:10tps.B12 10tps.F1:10tps.F1 10tps.F2:10tps.F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1.09mm" svg:y="60.04mm">
            <loext:p draw:notify-on-update-of-ranges="10tps.B2:10tps.B12 10tps.C1:10tps.C1 10tps.C2:10tps.C12 10tps.D1:10tps.D1 10tps.D2:10tps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#yyy-mm-dd</text:p>
          </table:table-cell>
          <table:table-cell table:style-name="Default" office:value-type="string" calcext:value-type="string">
            <text:p>hh:mm:ss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c</text:p>
          </table:table-cell>
          <table:table-cell/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007</text:p>
          </table:table-cell>
          <table:table-cell office:value-type="float" office:value="0.154917" calcext:value-type="float">
            <text:p>0.154917</text:p>
          </table:table-cell>
          <table:table-cell office:value-type="float" office:value="0.02134" calcext:value-type="float">
            <text:p>0.02134</text:p>
          </table:table-cell>
          <table:table-cell office:value-type="float" office:value="0" calcext:value-type="float">
            <text:p>0</text:p>
          </table:table-cell>
          <table:table-cell office:value-type="float" office:value="5339" calcext:value-type="float">
            <text:p>5339</text:p>
          </table:table-cell>
          <table:table-cell office:value-type="string" calcext:value-type="string">
            <text:p>eafcbb30-60f1-4afa-b4b3-cacade3c3ba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029</text:p>
          </table:table-cell>
          <table:table-cell office:value-type="float" office:value="0.20527" calcext:value-type="float">
            <text:p>0.20527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" calcext:value-type="float">
            <text:p>0</text:p>
          </table:table-cell>
          <table:table-cell office:value-type="float" office:value="4781" calcext:value-type="float">
            <text:p>4781</text:p>
          </table:table-cell>
          <table:table-cell office:value-type="string" calcext:value-type="string">
            <text:p>7d2b5c3e-413b-4a3c-85fa-9aa874980d5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172</text:p>
          </table:table-cell>
          <table:table-cell office:value-type="float" office:value="0.113969" calcext:value-type="float">
            <text:p>0.113969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293f1ac5-1ef5-4132-82e9-cac83bd27f6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336</text:p>
          </table:table-cell>
          <table:table-cell office:value-type="float" office:value="0.067012" calcext:value-type="float">
            <text:p>0.067012</text:p>
          </table:table-cell>
          <table:table-cell office:value-type="float" office:value="0.001654" calcext:value-type="float">
            <text:p>0.001654</text:p>
          </table:table-cell>
          <table:table-cell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string" calcext:value-type="string">
            <text:p>ba47a3ba-987a-4765-b822-9729293b877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346</text:p>
          </table:table-cell>
          <table:table-cell office:value-type="float" office:value="0.061052" calcext:value-type="float">
            <text:p>0.061052</text:p>
          </table:table-cell>
          <table:table-cell office:value-type="float" office:value="0.007223" calcext:value-type="float">
            <text:p>0.007223</text:p>
          </table:table-cell>
          <table:table-cell office:value-type="float" office:value="0" calcext:value-type="float">
            <text:p>0</text:p>
          </table:table-cell>
          <table:table-cell office:value-type="float" office:value="5097" calcext:value-type="float">
            <text:p>5097</text:p>
          </table:table-cell>
          <table:table-cell office:value-type="string" calcext:value-type="string">
            <text:p>2d5570b2-e4a6-412e-8ad1-82b0b72d786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567</text:p>
          </table:table-cell>
          <table:table-cell office:value-type="float" office:value="0.325826" calcext:value-type="float">
            <text:p>0.325826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" calcext:value-type="float">
            <text:p>0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f013b898-f7cd-4c23-a76e-b31c4bbcfd4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609</text:p>
          </table:table-cell>
          <table:table-cell office:value-type="float" office:value="0.359936" calcext:value-type="float">
            <text:p>0.359936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de156769-a691-4527-a3f1-778917d9167b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776</text:p>
          </table:table-cell>
          <table:table-cell office:value-type="float" office:value="0.593595" calcext:value-type="float">
            <text:p>0.593595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" calcext:value-type="float">
            <text:p>0</text:p>
          </table:table-cell>
          <table:table-cell office:value-type="float" office:value="4876" calcext:value-type="float">
            <text:p>4876</text:p>
          </table:table-cell>
          <table:table-cell office:value-type="string" calcext:value-type="string">
            <text:p>8b51d04c-3286-4398-b4ba-4366bbee41f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347</text:p>
          </table:table-cell>
          <table:table-cell office:value-type="float" office:value="0.190169" calcext:value-type="float">
            <text:p>0.190169</text:p>
          </table:table-cell>
          <table:table-cell office:value-type="float" office:value="1.548372" calcext:value-type="float">
            <text:p>1.548372</text:p>
          </table:table-cell>
          <table:table-cell office:value-type="float" office:value="0" calcext:value-type="float">
            <text:p>0</text:p>
          </table:table-cell>
          <table:table-cell office:value-type="float" office:value="524235" calcext:value-type="float">
            <text:p>524235</text:p>
          </table:table-cell>
          <table:table-cell office:value-type="string" calcext:value-type="string">
            <text:p>79ccfc1f-ab3e-40f9-b6f2-26683e999b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string" calcext:value-type="string">
            <text:p>2017-09-06</text:p>
          </table:table-cell>
          <table:table-cell office:value-type="string" calcext:value-type="string">
            <text:p>18:26:31.346</text:p>
          </table:table-cell>
          <table:table-cell office:value-type="float" office:value="0.071267" calcext:value-type="float">
            <text:p>0.071267</text:p>
          </table:table-cell>
          <table:table-cell office:value-type="float" office:value="1.780377" calcext:value-type="float">
            <text:p>1.780377</text:p>
          </table:table-cell>
          <table:table-cell office:value-type="float" office:value="0" calcext:value-type="float">
            <text:p>0</text:p>
          </table:table-cell>
          <table:table-cell office:value-type="float" office:value="791298" calcext:value-type="float">
            <text:p>791298</text:p>
          </table:table-cell>
          <table:table-cell office:value-type="string" calcext:value-type="string">
            <text:p>99b1ef01-03e1-4949-9f86-aef6a23df73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records</text:p>
          </table:table-cell>
          <table:table-cell office:value-type="string" calcext:value-type="string">
            <text:p>processe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8:39:20.571501435</dc:date>
    <meta:editing-duration>PT3M5S</meta:editing-duration>
    <meta:editing-cycles>1</meta:editing-cycles>
    <meta:generator>LibreOffice/5.4.0.3$Linux_X86_64 LibreOffice_project/7556cbc6811c9d992f4064ab9287069087d7f62c</meta:generator>
    <meta:document-statistic meta:table-count="1" meta:cell-count="1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5cm" chart:style-name="ch2">
          <text:p>Samples at 10 TPS</text:p>
        </chart:title>
        <chart:legend chart:legend-position="end" svg:x="14.398cm" svg:y="4.227cm" style:legend-expansion="high" chart:style-name="ch3"/>
        <chart:plot-area chart:style-name="ch4" table:cell-range-address="10tps.B1:10tps.B12 10tps.F1:10tps.F12" chart:data-source-has-labels="both" svg:x="0.32cm" svg:y="1.248cm" svg:width="13.758cm" svg:height="6.643cm">
          <chartooo:coordinate-region svg:x="1.682cm" svg:y="1.248cm" svg:width="12.396cm" svg:height="4.574cm"/>
          <chart:axis chart:dimension="x" chart:name="primary-x" chart:style-name="ch5" chartooo:axis-type="auto">
            <chartooo:date-scale/>
            <chart:title svg:x="6.057cm" svg:y="8.071cm" chart:style-name="ch6">
              <text:p>Wall-clock time</text:p>
            </chart:title>
            <chart:categories table:cell-range-address="10tps.B2:10tps.B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0tps.F2:10tps.F12" chart:label-cell-address="10tps.F1:10tps.F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10tps.F1:10t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:26:31.007</text:p>
                <draw:g>
                  <svg:desc>10tps.B2:10tps.B12</svg:desc>
                </draw:g>
              </table:table-cell>
              <table:table-cell office:value-type="float" office:value="5339">
                <text:p>5339</text:p>
                <draw:g>
                  <svg:desc>10tps.F2:10tps.F12</svg:desc>
                </draw:g>
              </table:table-cell>
            </table:table-row>
            <table:table-row>
              <table:table-cell office:value-type="string">
                <text:p>18:26:31.029</text:p>
              </table:table-cell>
              <table:table-cell office:value-type="float" office:value="4781">
                <text:p>4781</text:p>
              </table:table-cell>
            </table:table-row>
            <table:table-row>
              <table:table-cell office:value-type="string">
                <text:p>18:26:31.172</text:p>
              </table:table-cell>
              <table:table-cell office:value-type="float" office:value="4652">
                <text:p>4652</text:p>
              </table:table-cell>
            </table:table-row>
            <table:table-row>
              <table:table-cell office:value-type="string">
                <text:p>18:26:31.336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string">
                <text:p>18:26:31.346</text:p>
              </table:table-cell>
              <table:table-cell office:value-type="float" office:value="5097">
                <text:p>5097</text:p>
              </table:table-cell>
            </table:table-row>
            <table:table-row>
              <table:table-cell office:value-type="string">
                <text:p>18:26:31.567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18:26:31.609</text:p>
              </table:table-cell>
              <table:table-cell office:value-type="float" office:value="5168">
                <text:p>5168</text:p>
              </table:table-cell>
            </table:table-row>
            <table:table-row>
              <table:table-cell office:value-type="string">
                <text:p>18:26:31.776</text:p>
              </table:table-cell>
              <table:table-cell office:value-type="float" office:value="4876">
                <text:p>4876</text:p>
              </table:table-cell>
            </table:table-row>
            <table:table-row>
              <table:table-cell office:value-type="string">
                <text:p>18:26:31.347</text:p>
              </table:table-cell>
              <table:table-cell office:value-type="float" office:value="524235">
                <text:p>524235</text:p>
              </table:table-cell>
            </table:table-row>
            <table:table-row>
              <table:table-cell office:value-type="string">
                <text:p>18:26:31.346</text:p>
              </table:table-cell>
              <table:table-cell office:value-type="float" office:value="791298">
                <text:p>791298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5cm" chart:style-name="ch2">
          <text:p>Samples at 10 TPS</text:p>
        </chart:title>
        <chart:legend chart:legend-position="end" svg:x="14.001cm" svg:y="4.005cm" style:legend-expansion="high" chart:style-name="ch3"/>
        <chart:plot-area chart:style-name="ch4" table:cell-range-address="10tps.B1:10tps.D12" chart:data-source-has-labels="both" svg:x="0.32cm" svg:y="1.248cm" svg:width="13.361cm" svg:height="6.643cm">
          <chartooo:coordinate-region svg:x="1.275cm" svg:y="1.248cm" svg:width="12.406cm" svg:height="4.574cm"/>
          <chart:axis chart:dimension="x" chart:name="primary-x" chart:style-name="ch5" chartooo:axis-type="auto">
            <chartooo:date-scale/>
            <chart:title svg:x="5.858cm" svg:y="8.071cm" chart:style-name="ch6">
              <text:p>Wall-clock time</text:p>
            </chart:title>
            <chart:categories table:cell-range-address="10tps.B2:10tps.B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10tps.C2:10tps.C12" chart:label-cell-address="10tps.C1:10tps.C1" chart:class="chart:bar">
            <chart:data-point chart:repeated="11"/>
          </chart:series>
          <chart:series chart:style-name="ch10" chart:values-cell-range-address="10tps.D2:10tps.D12" chart:label-cell-address="10tps.D1:10tps.D1" chart:class="chart:ba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10tps.C1:10tps.C1</svg:desc>
                </draw:g>
              </table:table-cell>
              <table:table-cell office:value-type="string">
                <text:p>xfertime</text:p>
                <draw:g>
                  <svg:desc>10tps.D1:10t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8:26:31.007</text:p>
                <draw:g>
                  <svg:desc>10tps.B2:10tps.B12</svg:desc>
                </draw:g>
              </table:table-cell>
              <table:table-cell office:value-type="float" office:value="0.154917">
                <text:p>0.154917</text:p>
                <draw:g>
                  <svg:desc>10tps.C2:10tps.C12</svg:desc>
                </draw:g>
              </table:table-cell>
              <table:table-cell office:value-type="float" office:value="0.02134">
                <text:p>0.02134</text:p>
                <draw:g>
                  <svg:desc>10tps.D2:10tps.D12</svg:desc>
                </draw:g>
              </table:table-cell>
            </table:table-row>
            <table:table-row>
              <table:table-cell office:value-type="string">
                <text:p>18:26:31.029</text:p>
              </table:table-cell>
              <table:table-cell office:value-type="float" office:value="0.20527">
                <text:p>0.20527</text:p>
              </table:table-cell>
              <table:table-cell office:value-type="float" office:value="0.000593">
                <text:p>0.000593</text:p>
              </table:table-cell>
            </table:table-row>
            <table:table-row>
              <table:table-cell office:value-type="string">
                <text:p>18:26:31.172</text:p>
              </table:table-cell>
              <table:table-cell office:value-type="float" office:value="0.113969">
                <text:p>0.113969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18:26:31.336</text:p>
              </table:table-cell>
              <table:table-cell office:value-type="float" office:value="0.067012">
                <text:p>0.067012</text:p>
              </table:table-cell>
              <table:table-cell office:value-type="float" office:value="0.001654">
                <text:p>0.001654</text:p>
              </table:table-cell>
            </table:table-row>
            <table:table-row>
              <table:table-cell office:value-type="string">
                <text:p>18:26:31.346</text:p>
              </table:table-cell>
              <table:table-cell office:value-type="float" office:value="0.061052">
                <text:p>0.061052</text:p>
              </table:table-cell>
              <table:table-cell office:value-type="float" office:value="0.007223">
                <text:p>0.007223</text:p>
              </table:table-cell>
            </table:table-row>
            <table:table-row>
              <table:table-cell office:value-type="string">
                <text:p>18:26:31.567</text:p>
              </table:table-cell>
              <table:table-cell office:value-type="float" office:value="0.325826">
                <text:p>0.325826</text:p>
              </table:table-cell>
              <table:table-cell office:value-type="float" office:value="0.000532">
                <text:p>0.000532</text:p>
              </table:table-cell>
            </table:table-row>
            <table:table-row>
              <table:table-cell office:value-type="string">
                <text:p>18:26:31.609</text:p>
              </table:table-cell>
              <table:table-cell office:value-type="float" office:value="0.359936">
                <text:p>0.359936</text:p>
              </table:table-cell>
              <table:table-cell office:value-type="float" office:value="0.000481">
                <text:p>0.000481</text:p>
              </table:table-cell>
            </table:table-row>
            <table:table-row>
              <table:table-cell office:value-type="string">
                <text:p>18:26:31.776</text:p>
              </table:table-cell>
              <table:table-cell office:value-type="float" office:value="0.593595">
                <text:p>0.593595</text:p>
              </table:table-cell>
              <table:table-cell office:value-type="float" office:value="0.000505">
                <text:p>0.000505</text:p>
              </table:table-cell>
            </table:table-row>
            <table:table-row>
              <table:table-cell office:value-type="string">
                <text:p>18:26:31.347</text:p>
              </table:table-cell>
              <table:table-cell office:value-type="float" office:value="0.190169">
                <text:p>0.190169</text:p>
              </table:table-cell>
              <table:table-cell office:value-type="float" office:value="1.548372">
                <text:p>1.548372</text:p>
              </table:table-cell>
            </table:table-row>
            <table:table-row>
              <table:table-cell office:value-type="string">
                <text:p>18:26:31.346</text:p>
              </table:table-cell>
              <table:table-cell office:value-type="float" office:value="0.071267">
                <text:p>0.071267</text:p>
              </table:table-cell>
              <table:table-cell office:value-type="float" office:value="1.780377">
                <text:p>1.780377</text:p>
              </table:table-cell>
            </table:table-row>
            <table:table-row>
              <table:table-cell office:value-type="string">
                <text:p>recor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